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45B00000267E992AADE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611cm" fo:padding-top="0.175cm" fo:padding-bottom="0.175cm" fo:padding-left="0.3cm" fo:padding-right="0.3cm" draw:shadow="visible" draw:shadow-offset-x="0.1cm" draw:shadow-offset-y="0.1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5.2cm" svg:height="15.7cm" svg:x="1.8cm" svg:y="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5cm" svg:height="15.1cm" svg:x="2.1cm" svg:y="1.5cm">
            <draw:image xlink:href="Pictures/100002010000045B00000267E992AADE.tif" xlink:type="simple" xlink:show="embed" xlink:actuate="onLoad">
              <text:p/>
            </draw:image>
          </draw:frame>
          <draw:custom-shape draw:style-name="gr3" draw:text-style-name="P1" draw:layer="layout" svg:width="2.3cm" svg:height="0.6cm" svg:x="12.6cm" svg:y="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6.4cm" svg:y1="3.6cm" svg:x2="14cm" svg:y2="2.1cm">
            <text:p/>
          </draw:line>
          <draw:frame draw:style-name="gr5" draw:text-style-name="P2" draw:layer="layout" svg:width="4.9cm" svg:height="2.571cm" svg:x="16.4cm" svg:y="2.1cm">
            <draw:text-box>
              <text:p><text:span text:style-name="T1">The data sources tab details all data loaded into the database.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4-02-14T13:01:23</dc:date>
    <meta:editing-duration>P7DT22H40M47S</meta:editing-duration>
    <meta:editing-cycles>14</meta:editing-cycles>
    <meta:generator>LibreOffice/3.4$Unix LibreOffice_project/340m1$Build-402</meta:generator>
    <meta:document-statistic meta:object-count="6"/>
  </office:meta>
</office:document-meta>
</file>